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630000010ADF3F93E70364CEC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.999cm" svg:height="3.551cm" svg:x="0.055cm" svg:y="0.251cm">
          <draw:image xlink:href="Pictures/10000000000004630000010ADF3F93E70364CEC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7-11T16:56:07.107000000</dc:date>
    <meta:editing-duration>PT2M23S</meta:editing-duration>
    <meta:editing-cycles>3</meta:editing-cycles>
    <meta:generator>LibreOffice/5.1.3.2$Windows_x86 LibreOffice_project/644e4637d1d8544fd9f56425bd6cec110e49301b</meta:generator>
    <meta:document-statistic meta:object-count="1"/>
  </office:meta>
</office:document-meta>
</file>